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E000000DD000000DDB43ABA64C5FC9CAB.svm" manifest:media-type="image/x-svm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24cm" svg:y="14.305cm">
            <draw:object draw:notify-on-update-of-ranges="'Find duplicates'.I2:'Find duplicates'.I2 'Find duplicates'.I5:'Find duplicates'.I25 'Find duplicates'.B5:'Find duplicates'.B2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number-columns-repeated="56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2T08:42:50.125766182</dc:date>
    <meta:editing-duration>P3DT19H40M17S</meta:editing-duration>
    <meta:editing-cycles>24</meta:editing-cycles>
    <meta:generator>LibreOffice/6.4.3.2$MacOSX_X86_64 LibreOffice_project/747b5d0ebf89f41c860ec2a39efd7cb15b54f2d8</meta:generator>
    <meta:document-statistic meta:table-count="8" meta:cell-count="4485" meta:object-count="8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31.859cm" svg:y="3.947cm" style:legend-expansion="high" chart:style-name="ch3"/>
        <chart:plot-area chart:style-name="ch4" table:cell-range-address="'Find duplicates'.B5:'Find duplicates'.B25 'Find duplicates'.I2:'Find duplicates'.I2 'Find duplicates'.I5:'Find duplicates'.I25" chart:data-source-has-labels="row" svg:x="1.787cm" svg:y="1.285cm" svg:width="29.304cm" svg:height="6.553cm">
          <chartooo:coordinate-region svg:x="3.74cm" svg:y="1.489cm" svg:width="27.067cm" svg:height="5.694cm"/>
          <chart:axis chart:dimension="x" chart:name="primary-x" chart:style-name="ch5">
            <chart:title svg:x="15.044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Find duplicates'.I5:'Find duplicates'.I25" chart:label-cell-address="'Find duplicates'.I2:'Find duplicates'.I2" chart:class="chart:scatter">
            <chart:domain table:cell-range-address="'Find duplicates'.B5:'Find duplicates'.B25"/>
            <chart:regression-curve chart:style-name="ch9">
              <chart:equation chart:display-equation="true" chart:display-r-square="false" svg:x="4.015cm" svg:y="5.49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Find duplicates'.I2:'Find duplicates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5:'Find duplicates'.B25</svg:desc>
                </draw:g>
              </table:table-cell>
              <table:table-cell office:value-type="float" office:value="6">
                <text:p>6</text:p>
                <draw:g>
                  <svg:desc>'Find duplicates'.I5:'Find duplicates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